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color="#000080"/>
    </style:style>
    <style:style style:name="P5" style:family="paragraph" style:parent-style-name="Standard">
      <style:text-properties fo:color="#000080" fo:font-size="11pt" style:font-size-asian="11pt" style:font-size-complex="11pt"/>
    </style:style>
    <style:style style:name="P6" style:family="paragraph" style:parent-style-name="Standard">
      <style:text-properties fo:color="#00ae00"/>
    </style:style>
    <style:style style:name="P7" style:family="paragraph" style:parent-style-name="Standard">
      <style:text-properties fo:color="#00ae00" fo:font-size="11pt" style:font-size-asian="11pt" style:font-size-complex="11pt"/>
    </style:style>
    <style:style style:name="P8" style:family="paragraph" style:parent-style-name="Standard">
      <style:text-properties fo:color="#800000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b84700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00ff"/>
    </style:style>
    <style:style style:name="T4" style:family="text">
      <style:text-properties fo:color="#800000"/>
    </style:style>
    <style:style style:name="T5" style:family="text">
      <style:text-properties fo:color="#7e0021"/>
    </style:style>
    <style:style style:name="T6" style:family="text">
      <style:text-properties fo:color="#00ae00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rnière modif : vendredi 12 avril 2013 09:23</text:p>
      <text:p text:style-name="P1"/>
      <text:p text:style-name="P1"/>
      <text:p text:style-name="P1"/>
      <text:p text:style-name="P11">Règles de codages des classes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Debut de fichier et entête :</text:span> </text:p>
      <text:p text:style-name="Standard"/>
      <text:p text:style-name="Standard">- La pemière ligne du fichier doit être "#!/usr/bin/env ruby" pour permettre l'exécution directe du fichier ruby sous Unix </text:p>
      <text:p text:style-name="Standard">- La seconde ligne est vide </text:p>
      <text:p text:style-name="Standard">- Ensuite vient l'entête qui comporte le nom du fichier, l'auteur (L3SPI - Groupe de projet B) et la mention (Fait partie de : TheGame) avec les « : » alignés puis la déscription de la classe.</text:p>
      <text:p text:style-name="Standard"/>
      <text:p text:style-name="Standard"><text:span text:style-name="T1">Exemple :</text:span> </text:p>
      <text:p text:style-name="Standard"/>
      <text:p text:style-name="P4">#!/usr/bin/env ruby </text:p>
      <text:p text:style-name="P4"/>
      <text:p text:style-name="P4">## </text:p>
      <text:p text:style-name="P4"># Fichier <text:s text:c="11"/>: TypeTerrain.rb </text:p>
      <text:p text:style-name="P4"># Auteur <text:s text:c="11"/>: L3SPI - Groupe de projet B </text:p>
      <text:p text:style-name="P4"># Fait partie de : TheGame </text:p>
      <text:p text:style-name="P4"># </text:p>
      <text:p text:style-name="P4"># Cette classe représente un type de terrain. Un type de terrain de défini par : </text:p>
      <text:p text:style-name="P4">#* Un intitulé unique permettant de le distinguer </text:p>
      <text:p text:style-name="P4">#* Un booléen indiquant si le terrain est accessible ou non (ie si le joueur peut le traverser) </text:p>
      <text:p text:style-name="P4">#* Un cout de déplacement (énergie pompée au joueur lorsqu'il franchit le terrain) </text:p>
      <text:p text:style-name="P4"># </text:p>
      <text:p text:style-name="Standard"/>
      <text:p text:style-name="Standard">Attention, la première ligne d'entête est "##" et la dernière "#". </text:p>
      <text:p text:style-name="Standard"/>
      <text:p text:style-name="Standard"/>
      <text:p text:style-name="Standard"/>
      <text:p text:style-name="Standard"/>
      <text:p text:style-name="Standard"><text:span text:style-name="T2">Ouverture de classe :</text:span> </text:p>
      <text:p text:style-name="Standard"/>
      <text:p text:style-name="Standard">L'ouverture de classe est séparée de l'entête par une ligne vide. </text:p>
      <text:p text:style-name="Standard"/>
      <text:p text:style-name="Standard"><text:span text:style-name="T1">Exemple :</text:span> </text:p>
      <text:p text:style-name="Standard"/>
      <text:p text:style-name="P4">## </text:p>
      <text:p text:style-name="P4"># Entête </text:p>
      <text:p text:style-name="P4"># </text:p>
      <text:p text:style-name="Standard"/>
      <text:p text:style-name="Standard">class TypeTerrain </text:p>
      <text:p text:style-name="Standard"/>
      <text:p text:style-name="Standard"/>
      <text:p text:style-name="Standard"/>
      <text:p text:style-name="P3"><text:soft-page-break/></text:p>
      <text:p text:style-name="P3"/>
      <text:p text:style-name="P3"/>
      <text:p text:style-name="P3">Les variables de classe et d'instances : </text:p>
      <text:p text:style-name="Standard"/>
      <text:p text:style-name="Standard">Les VC et les VI devront être déclarées dans un bloc qui suit l'ouverture de la classe (en laissant une ligne vide entre les deux). </text:p>
      <text:p text:style-name="Standard"/>
      <text:p text:style-name="Standard"><text:span text:style-name="T1">Exemple :</text:span> </text:p>
      <text:p text:style-name="Standard"/>
      <text:p text:style-name="Standard">class TypeTerrain </text:p>
      <text:p text:style-name="Standard"/>
      <text:p text:style-name="P6"><text:s text:c="3"/>@intitule </text:p>
      <text:p text:style-name="P6"><text:s text:c="3"/>@isAccessible </text:p>
      <text:p text:style-name="P6"><text:s text:c="3"/>@coutDeplacement </text:p>
      <text:p text:style-name="Standard"/>
      <text:p text:style-name="Standard"/>
      <text:p text:style-name="Standard"/>
      <text:p text:style-name="Standard"/>
      <text:p text:style-name="P3">attr_* : </text:p>
      <text:p text:style-name="Standard"/>
      <text:p text:style-name="Standard">Les attr_reader, attr_writter et attr_accessor seront déclarés une ligne vierge après des VI et VC ou une ligne vierge après l'ouverture ce classe si la classe n'a ni VI ni VC. </text:p>
      <text:p text:style-name="Standard"/>
      <text:p text:style-name="Standard"><text:span text:style-name="T1">Exemple :</text:span> </text:p>
      <text:p text:style-name="Standard"/>
      <text:p text:style-name="Standard">class TypeTerrain </text:p>
      <text:p text:style-name="Standard"/>
      <text:p text:style-name="P6"><text:s text:c="3"/>@intitule </text:p>
      <text:p text:style-name="P6"><text:s text:c="3"/>@isAccessible </text:p>
      <text:p text:style-name="P6"><text:s text:c="3"/>@coutDeplacement </text:p>
      <text:p text:style-name="P6"/>
      <text:p text:style-name="Standard"><text:s text:c="3"/>attr_reader <text:span text:style-name="T3">:intitule</text:span>, <text:span text:style-name="T3">:isAccessible</text:span>, <text:span text:style-name="T3">:coutDeplacement </text:span></text:p>
      <text:p text:style-name="Standard"/>
      <text:p text:style-name="Standard">Ou </text:p>
      <text:p text:style-name="Standard"/>
      <text:p text:style-name="Standard">class TypeTerrainSansVcOuVi </text:p>
      <text:p text:style-name="Standard"/>
      <text:p text:style-name="Standard"><text:s text:c="3"/>attr_reader <text:span text:style-name="T3">:intitule</text:span>, <text:span text:style-name="T3">:isAccessible</text:span>, <text:span text:style-name="T3">:coutDeplacement </text:span></text:p>
      <text:p text:style-name="Standard"/>
      <text:p text:style-name="Standard"/>
      <text:p text:style-name="Standard"/>
      <text:p text:style-name="Standard"/>
      <text:p text:style-name="Standard"><text:span text:style-name="T2">Espacement entre les fonctions :</text:span> </text:p>
      <text:p text:style-name="Standard"/>
      <text:p text:style-name="Standard">Chaque fonction est séparée par deux lignes vides. La première fonction a deux lignes vides au dessus de son commentaire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Commentaires des fonctions :</text:span> </text:p>
      <text:p text:style-name="Standard"/>
      <text:p text:style-name="Standard">Chaque fonction doit être commentée. Le commentaire des fonction débute par "##" et fini par "#". </text:p>
      <text:p text:style-name="Standard">Ce dernier est collé au prototype de la fonction (pas de ligne vide entre commentaire et prototype) </text:p>
      <text:p text:style-name="Standard"/>
      <text:p text:style-name="Standard"><text:span text:style-name="T1">Exemple :</text:span> </text:p>
      <text:p text:style-name="Standard"/>
      <text:p text:style-name="P4">## <text:line-break/><text:bookmark text:name=".reactRoot[80].[1][3][1]{comment635549696461145_635764229773025}.0.[1].0.[1].0.[0].[0][2].0.[0].[2]1"/>#===Crée un nouveau compte dont les informations sont initialisées avec les valeurs passées en paramètre<text:bookmark text:name=".reactRoot[80].[1][3][1]{comment635549696461145_635764229773025}.0.[1].0.[1].0.[0].[0][2].0.[0].[3]1"/><text:line-break/><text:bookmark text:name=".reactRoot[80].[1][3][1]{comment635549696461145_635764229773025}.0.[1].0.[1].0.[0].[0][2].0.[0].[4]1"/>#<text:bookmark text:name=".reactRoot[80].[1][3][1]{comment635549696461145_635764229773025}.0.[1].0.[1].0.[0].[0][2].0.[0].[5]1"/><text:line-break/><text:bookmark text:name=".reactRoot[80].[1][3][1]{comment635549696461145_635764229773025}.0.[1].0.[1].0.[0].[0][2].0.[0].[6]1"/>#===Paramètres :<text:bookmark text:name=".reactRoot[80].[1][3][1]{comment635549696461145_635764229773025}.0.[1].0.[1].0.[0].[0][2].0.[0].[7]1"/><text:line-break/><text:bookmark text:name=".reactRoot[80].[1][3][1]{comment635549696461145_635764229773025}.0.[1].0.[1].0.[0].[0][2].0.[0].[8]1"/>#* &lt;b&gt;numero&lt;/b&gt; : le numéro du compte<text:bookmark text:name=".reactRoot[80].[1][3][1]{comment635549696461145_635764229773025}.0.[1].0.[1].0.[0].[0][2].0.[3].0.[0]1"/><text:bookmark text:name=".reactRoot[80].[1][3][1]{comment635549696461145_635764229773025}.0.[1].0.[1].0.[0].[0][2].0.[3].01"/><text:bookmark text:name=".reactRoot[80].[1][3][1]{comment635549696461145_635764229773025}.0.[1].0.[1].0.[0].[0][2].0.[3]1"/><text:line-break/><text:bookmark text:name=".reactRoot[80].[1][3][1]{comment635549696461145_635764229773025}.0.[1].0.[1].0.[0].[0][2].0.[3].0.[1]1"/>#* &lt;b&gt;titulaire&lt;/b&gt; : le titulaire du compte<text:bookmark text:name=".reactRoot[80].[1][3][1]{comment635549696461145_635764229773025}.0.[1].0.[1].0.[0].[0][2].0.[3].0.[2]1"/><text:line-break/><text:bookmark text:name=".reactRoot[80].[1][3][1]{comment635549696461145_635764229773025}.0.[1].0.[1].0.[0].[0][2].0.[3].0.[3]1"/>#* &lt;b&gt;solde&lt;/b&gt; : le solde initial du compte lors de son ouverture<text:bookmark text:name=".reactRoot[80].[1][3][1]{comment635549696461145_635764229773025}.0.[1].0.[1].0.[0].[0][2].0.[3].0.[4]1"/><text:line-break/><text:bookmark text:name=".reactRoot[80].[1][3][1]{comment635549696461145_635764229773025}.0.[1].0.[1].0.[0].[0][2].0.[3].0.[5]1"/>#</text:p>
      <text:p text:style-name="Standard"><text:span text:style-name="T4">def</text:span> creerCompte(param)</text:p>
      <text:p text:style-name="Standard"><text:tab/>[...]</text:p>
      <text:p text:style-name="P8">end</text:p>
      <text:p text:style-name="Standard"/>
      <text:p text:style-name="Standard"/>
      <text:p text:style-name="Standard"><text:span text:style-name="T2">La méthode to_s :</text:span> </text:p>
      <text:p text:style-name="Standard"/>
      <text:p text:style-name="Standard">Chaque classe doit disposer d'une méthode to_s qui devra être la dernière méthode de la classe (tout à la fin).</text:p>
      <text:p text:style-name="Standard"/>
      <text:p text:style-name="Standard"/>
      <text:p text:style-name="P3">Indentation :</text:p>
      <text:p text:style-name="Standard"/>
      <text:p text:style-name="Standard">Il sera utilisé 3 espaces pour l'indentation</text:p>
      <text:p text:style-name="Standard"/>
      <text:p text:style-name="P2">Exemple :</text:p>
      <text:p text:style-name="Standard"/>
      <text:p text:style-name="Standard">if(true)</text:p>
      <text:p text:style-name="Standard"><text:s text:c="3"/>puts « c'est vrai »<text:span text:style-name="T9"> #puts est décalé de 3 espaces</text:span></text:p>
      <text:p text:style-name="Standard">end</text:p>
      <text:p text:style-name="Standard"/>
      <text:p text:style-name="Standard">Lorsque plusieurs initialisation se font à la suite, les signes « = » seront alignés.</text:p>
      <text:p text:style-name="Standard"/>
      <text:p text:style-name="P2">Exemple :</text:p>
      <text:p text:style-name="Standard"/>
      <text:p text:style-name="Standard">var1  <text:s text:c="13"/>= 4</text:p>
      <text:p text:style-name="Standard">maVariable2 = 42</text:p>
      <text:p text:style-name="Standard">monBool <text:s text:c="5"/>= true</text:p>
      <text:p text:style-name="Standard"/>
      <text:p text:style-name="Standard"/>
      <text:p text:style-name="P3">IHM :</text:p>
      <text:p text:style-name="Standard"/>
      <text:p text:style-name="Standard">Pour effectuer des IHM, il faudra inclure Gtk de la manière suivante :</text:p>
      <text:p text:style-name="Standard"/>
      <text:p text:style-name="Standard">require 'gtk2'</text:p>
      <text:p text:style-name="Standard">include Gtk</text:p>
      <text:p text:style-name="Standard"><text:soft-page-break/><text:span text:style-name="T8">Voici un exemple complet de classe qui respècte ces directives :</text:span><text:span text:style-name="T7"> </text:span></text:p>
      <text:p text:style-name="P10"/>
      <text:p text:style-name="P5">#!/usr/bin/env ruby </text:p>
      <text:p text:style-name="P5"/>
      <text:p text:style-name="P5">## </text:p>
      <text:p text:style-name="P5"># Fichier <text:s text:c="10"/>: TypeTerrain.rb </text:p>
      <text:p text:style-name="P5"># Auteur <text:s text:c="10"/>: L3SPI - Groupe de projet B </text:p>
      <text:p text:style-name="P5"># Fait partie de : TheGame </text:p>
      <text:p text:style-name="P5"># </text:p>
      <text:p text:style-name="P5"># Cette classe représente un type de terrain. Un type de terrain de défini par : </text:p>
      <text:p text:style-name="P5">#* Un intitulé unique permettant de le distinguer </text:p>
      <text:p text:style-name="P5">#* Un booléen indiquant si le terrain est accessible ou non (ie si le joueur peut le traverser) </text:p>
      <text:p text:style-name="P5">#* Un cout de déplacement (énergie pompée au joueur lorsqu'il franchit le terrain) </text:p>
      <text:p text:style-name="P5"># </text:p>
      <text:p text:style-name="P5"/>
      <text:p text:style-name="P10">class TypeTerrain </text:p>
      <text:p text:style-name="P10"/>
      <text:p text:style-name="P7"><text:s text:c="3"/>@intitule </text:p>
      <text:p text:style-name="P7"><text:s text:c="3"/>@isAccessible </text:p>
      <text:p text:style-name="P7"><text:s text:c="3"/>@coutDeplacement </text:p>
      <text:p text:style-name="P7"/>
      <text:p text:style-name="P10"><text:s text:c="3"/>attr_reader<text:span text:style-name="T3"> :intitule</text:span>, <text:span text:style-name="T3">:isAccessible</text:span>, <text:span text:style-name="T3">:coutDeplacement</text:span> </text:p>
      <text:p text:style-name="P10"/>
      <text:p text:style-name="P10"/>
      <text:p text:style-name="P5"><text:s text:c="3"/>## </text:p>
      <text:p text:style-name="P5"><text:s text:c="3"/># Crée un nouveau TypeTerrain à partir des informations passées en paramètre. </text:p>
      <text:p text:style-name="P5"><text:s text:c="3"/># </text:p>
      <text:p text:style-name="P5"><text:s text:c="3"/># == Parameters: </text:p>
      <text:p text:style-name="P5"><text:s text:c="3"/># * &lt;b&gt;intitule :&lt;/b&gt; une chaine de caractères correspondant au nom courrament donné au type de terrain à créer </text:p>
      <text:p text:style-name="P5"><text:s text:c="3"/>#* &lt;b&gt;isAccessible :&lt;/b&gt; un booléen indiquant si le terrain peut être franchit ou non </text:p>
      <text:p text:style-name="P5"><text:s text:c="3"/>#* &lt;b&gt;cout :&lt;/b&gt; le cout en énergie que devra consommer le joueur pour franchir le terrain </text:p>
      <text:p text:style-name="P5"><text:s text:c="3"/># </text:p>
      <text:p text:style-name="P10"><text:s text:c="3"/><text:span text:style-name="T5">def</text:span> initialize(intitule, isAccessible, cout) </text:p>
      <text:p text:style-name="P10"><text:s text:c="5"/><text:span text:style-name="T6"><text:s/>@intitule</text:span> <text:s text:c="16"/>= intitule </text:p>
      <text:p text:style-name="P10"><text:s text:c="6"/><text:span text:style-name="T6">@isAccessible </text:span><text:s text:c="8"/>= isAccessible </text:p>
      <text:p text:style-name="P10"><text:s text:c="6"/><text:span text:style-name="T6">@coutDeplacement</text:span> = cout </text:p>
      <text:p text:style-name="P10"><text:s text:c="3"/><text:span text:style-name="T5">end</text:span> </text:p>
      <text:p text:style-name="P10"/>
      <text:p text:style-name="P10"/>
      <text:p text:style-name="P5"><text:s text:c="3"/>## </text:p>
      <text:p text:style-name="P5"><text:s text:c="3"/># Retourne une chaîne de caractères reprenant les différentes caractéristiques </text:p>
      <text:p text:style-name="P5"><text:s text:c="3"/># de l'objet TypeTerrain sur lequel la méthode est appellée. </text:p>
      <text:p text:style-name="P5"><text:s text:c="3"/># </text:p>
      <text:p text:style-name="P10"><text:s text:c="3"/><text:span text:style-name="T5">def</text:span> to_s </text:p>
      <text:p text:style-name="P10"><text:s text:c="6"/>s= "[Terrain de type #{<text:span text:style-name="T6">@intitule</text:span>} | " </text:p>
      <text:p text:style-name="P10"><text:s text:c="6"/>if(<text:span text:style-name="T6">@isAccessible</text:span>) </text:p>
      <text:p text:style-name="P10"><text:s text:c="9"/>s+= "Accessible | " </text:p>
      <text:p text:style-name="P10"><text:s text:c="6"/>else </text:p>
      <text:p text:style-name="P10"><text:s text:c="9"/>s+= "Non Accessible | " </text:p>
      <text:p text:style-name="P10"><text:s text:c="6"/>end </text:p>
      <text:p text:style-name="P10"><text:s text:c="6"/>s+= "Cout de déplacement #{<text:span text:style-name="T6">@coutDeplacement</text:span>}]" </text:p>
      <text:p text:style-name="P10"><text:s text:c="6"/>return s </text:p>
      <text:p text:style-name="P10"><text:s text:c="3"/><text:span text:style-name="T5">end</text:span> </text:p>
      <text:p text:style-name="P10"/>
      <text:p text:style-name="P10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Froger</meta:initial-creator>
    <meta:creation-date>2013-04-12T09:10:40</meta:creation-date>
    <dc:date>2013-04-12T10:15:53</dc:date>
    <dc:creator>Adrien Froger</dc:creator>
    <meta:editing-duration>PT38M45S</meta:editing-duration>
    <meta:editing-cycles>55</meta:editing-cycles>
    <meta:generator>LibreOffice/3.4$Unix LibreOffice_project/340m1$Build-502</meta:generator>
    <meta:document-statistic meta:table-count="0" meta:image-count="0" meta:object-count="0" meta:page-count="4" meta:paragraph-count="116" meta:word-count="725" meta:character-count="4601" meta:non-whitespace-character-count="3654"/>
  </office:meta>
</office:document-meta>
</file>